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名字</text:p>
          </table:table-cell>
          <table:table-cell office:value-type="string" calcext:value-type="string">
            <text:p>性别</text:p>
          </table:table-cell>
          <table:table-cell office:value-type="string" calcext:value-type="string">
            <text:p>帽子</text:p>
          </table:table-cell>
          <table:table-cell office:value-type="string" calcext:value-type="string">
            <text:p>眼镜</text:p>
          </table:table-cell>
          <table:table-cell office:value-type="string" calcext:value-type="string">
            <text:p>口罩</text:p>
          </table:table-cell>
        </table:table-row>
        <table:table-row table:style-name="ro1">
          <table:table-cell office:value-type="string" calcext:value-type="string">
            <text:p>5143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84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4684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44230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5251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112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7203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221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221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4570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684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036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812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077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in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3718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0315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5356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380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6936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132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40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8180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0853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WHIT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03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7823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685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367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25985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9071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2182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3684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9069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416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920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908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247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y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2157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8983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775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93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47241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209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001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5259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igh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0491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466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841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14190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light blue</text:p>
          </table:table-cell>
        </table:table-row>
        <table:table-row table:style-name="ro1">
          <table:table-cell office:value-type="string" calcext:value-type="string">
            <text:p>3040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85444.jpg</text:p>
          </table:table-cell>
          <table:table-cell table:number-columns-repeated="3" office:value-type="string" calcext:value-type="string">
            <text:p>N.A.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07482.jpg</text:p>
          </table:table-cell>
          <table:table-cell table:number-columns-repeated="2" office:value-type="string" calcext:value-type="string">
            <text:p>fe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251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5587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530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9072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140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305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0471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75443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1045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65442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02625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812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5816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085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255451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0624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38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033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030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7110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4608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4794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3269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7054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5117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820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034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3786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14781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0711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660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37089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0195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2254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417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24755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6003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810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0234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8813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088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299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083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8216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5522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873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45440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1257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802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4189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1450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127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55441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06809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7855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LIVE GREE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324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urpl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0125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84263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1684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444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94277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0712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y and 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0303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1827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0240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95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4724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06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605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5952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35848.jpg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542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738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4603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643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d and 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29824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054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155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907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7854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a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921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542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068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8294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074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093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2541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84331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13700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0328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71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3780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1484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032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471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034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5265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822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urple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5421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bal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3645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143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867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21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441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243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706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736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05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061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4571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40344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54360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6129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083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4608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867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78396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74252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08926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002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2599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663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185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8015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577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7856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4570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7101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7991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8361.jpg</text:p>
          </table:table-cell>
          <table:table-cell table:number-columns-repeated="4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4603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434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65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3673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5699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ue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245450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07956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107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4203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027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ght blu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7577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01435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5712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7101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4866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4684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904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54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771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132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925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127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1273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5413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5691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2531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820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2386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041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7853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294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821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4773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35439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7096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LIVE GREEN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029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136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5996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7686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56844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78234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582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622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6145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4866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0674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153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671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02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urpl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439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24200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light blue</text:p>
          </table:table-cell>
        </table:table-row>
        <table:table-row table:style-name="ro1">
          <table:table-cell office:value-type="string" calcext:value-type="string">
            <text:p>5431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057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 and gray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81980.jpg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685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2662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2475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569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 and red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1655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WHITE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5765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5119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786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625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4863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112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6610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786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068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740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775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3679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234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358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5452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57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785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853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83065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in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613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4145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4866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966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390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i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4607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3899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2205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9910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057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53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1334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5143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5824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5618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63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 red and blu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671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917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0272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083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618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64240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light blue</text:p>
          </table:table-cell>
        </table:table-row>
        <table:table-row table:style-name="ro1">
          <table:table-cell office:value-type="string" calcext:value-type="string">
            <text:p>02485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54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2390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6038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44291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4608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232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362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7100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7778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065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7255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016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278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132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7244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056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82714.jpg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2005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917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284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9050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58203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891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24754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571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55431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060330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1575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3705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4604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034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962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616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4683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2442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621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851.jpg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671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073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5090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46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409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6803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692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824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908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905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7055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8198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591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2524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232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577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8229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137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88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890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756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2944.jpg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7316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149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431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584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960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18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413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22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8543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0091.jpg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059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5598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635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0208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4818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ue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2212.jpg</text:p>
          </table:table-cell>
          <table:table-cell table:number-columns-repeated="4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134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215447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6133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921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506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4684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4666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5701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37478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625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78695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7861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1446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8198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0857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074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685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liv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8137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851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829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041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0812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1462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3268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671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7101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4311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68584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0193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917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3324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4796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22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8984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8445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71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440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93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9000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92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685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old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995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0495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7273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69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2598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514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2029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2510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3873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728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716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2832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964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710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810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85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131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670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9906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0452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672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6118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1457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2001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4866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8272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5681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85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008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773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86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012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7990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71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d and 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86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235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3383.jpg</text:p>
          </table:table-cell>
          <table:table-cell table:number-columns-repeated="4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4291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u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65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133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95445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light blue</text:p>
          </table:table-cell>
        </table:table-row>
        <table:table-row table:style-name="ro1">
          <table:table-cell office:value-type="string" calcext:value-type="string">
            <text:p>10735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6621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858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235449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6844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4685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584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1997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7120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132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4570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435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2402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100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134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rgandy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25438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10181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083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822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725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925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14371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00487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049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ue and red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4866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5994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56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724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032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2563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133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147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205446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5735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812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2179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7687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5478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5904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164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2516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703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2948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132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220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2562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710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70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39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5983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4796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824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847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7853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 and yellow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395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569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439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416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2382.jpg</text:p>
          </table:table-cell>
          <table:table-cell table:number-columns-repeated="4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2392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9915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050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133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5432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376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657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225448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3585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215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685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69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43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74321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1605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994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7101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3333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235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4831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257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34560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05582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7103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5116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5697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6810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417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127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8985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774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6127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092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964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357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5205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219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619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6714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737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894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925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069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3689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94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251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an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55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2797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6811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0222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017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1092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1049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71019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WHIT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975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5433.jpg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809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19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0246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685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6130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0565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4750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8564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823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94341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050330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13024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433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7858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8271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543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7855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233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13664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4569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220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6091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5881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</table:table-row>
        <table:table-row table:style-name="ro1">
          <table:table-cell office:value-type="string" calcext:value-type="string">
            <text:p>0119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2:15:36.559642602</meta:creation-date>
    <dc:date>2017-05-12T12:25:02.022650376</dc:date>
    <meta:editing-duration>P0D</meta:editing-duration>
    <meta:editing-cycles>1</meta:editing-cycles>
    <meta:document-statistic meta:table-count="1" meta:cell-count="2895" meta:object-count="0"/>
    <meta:generator>LibreOffice/4.2.8.2$Linux_X86_64 LibreOffice_project/420m0$Build-2</meta:generator>
  </office:meta>
</office:document-meta>
</file>